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5.31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fo:background-color="#ff3333"/>
      <style:text-properties style:use-window-font-color="true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ext-properties fo:color="#ff3333"/>
    </style:style>
    <style:style style:name="ce9" style:family="table-cell" style:parent-style-name="Default" style:data-style-name="N108">
      <style:text-properties fo:color="#ff3333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ocFollow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ANTLR 4.7.1</text:p>
          </table:table-cell>
          <table:table-cell table:style-name="ce5" office:value-type="string" calcext:value-type="string">
            <text:p>#err locfollow</text:p>
          </table:table-cell>
          <table:table-cell table:style-name="ce5" office:value-type="string" calcext:value-type="string">
            <text:p>#errors follow</text:p>
          </table:table-cell>
          <table:table-cell table:style-name="ce5" office:value-type="string" calcext:value-type="string">
            <text:p>#errors custom</text:p>
          </table:table-cell>
          <table:table-cell table:style-name="ce6" office:value-type="string" calcext:value-type="string">
            <text:p>Antlr errors</text:p>
          </table:table-cell>
          <table:table-cell office:value-type="string" calcext:value-type="string">
            <text:p>Type of Error</text:p>
          </table:table-cell>
          <table:table-cell table:number-columns-repeated="2"/>
          <table:table-cell office:value-type="string" calcext:value-type="string">
            <text:p>Frequent?</text:p>
          </table:table-cell>
          <table:table-cell table:style-name="ce10" table:number-columns-repeated="4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errExtra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mmand after retur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errExtra2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 token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tra3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pelled token followed by unmatched token ‘end’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tra4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 token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 ponto onde ErrExtra é lançado, ANTLR apresenta nos programas 2, 3 e 4 uma lista com 20 tokens esperados. ANTLR continua o parsing para errExtra2 e errExtra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validStat</text:p>
          </table:table-cell>
          <table:table-cell office:value-type="string" calcext:value-type="string">
            <text:p>errInvalidSta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ternary operator ‘?’ (Lua does not hav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declaration of va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3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inicialization of va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4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unary ‘-’ without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5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a token, used ‘::’ instead of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6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//’ to start a commen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7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t a ‘:’ after ‘repeat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8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...’as a stat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9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An axpression is not a valid statement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0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Declared’ global variables without initialization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sed ‘let’ instead of ‘local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spelled keyword ‘elseif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validStat13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Mispelled keyword ‘end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invalidStat 5, 6 e 7 Antlr não se recupera tão bem do erro. Em 5 e 10 Antlr indica uma posição mais precisa do erro. Em 1, 2, 3, 4, 8, 9, 10, 11 e 12 sem diferenças significativas na recuperaçã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6 e 7, Antlr parece ignorar a estrutura de bloco após o erro, dá erro ao encontrar o ‘end’ que fecha o ‘repeat’/’while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Às vezes (11, 13), Antlr junta tokens ao reportar o erro. Em 11, reporta ‘letx’, ao invés de ‘let x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If</text:p>
          </table:table-cell>
          <table:table-cell office:value-type="string" calcext:value-type="string">
            <text:p>errEndIf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if’ statement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2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 ‘print’ after ‘return’ inside ‘if’ (same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3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Command ‘print’ after ‘return’ inside ‘if’ (different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4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sted 'if’ statement, the outer ‘if’ witht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If5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if’ with two ‘else’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ndIf2, o comando está todo em uma linha. Após o erro, o parser de LpegLabel assume que viu ‘end’ e sincroniza com o fim da linha, enquanto Antlr parece sincronizar com ‘end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ndIf3, o comando está em várias linhas. O parser de LpegLabel assume que viu ‘end’ e sincroniza com o fim da linha. Como o próximo token é ‘end’, o reconhecimento do bloco de comandos termina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 o resto da entrada não é reconhecida. Antlr reconhece o resto da entrada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1 e 4 sem diferenças. Em 5 o comportamento de LpegLabel é similar a 3, Antlr tem um melhor comportamento nesse cas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If</text:p>
          </table:table-cell>
          <table:table-cell office:value-type="string" calcext:value-type="string">
            <text:p>errExpIf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if’ without expression (missing toke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If2</text:p>
          </table:table-cell>
          <table:table-cell table:number-columns-repeated="4"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if’ followed by unexpected tok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If1, o parser de LpegLabel sincroniza com o ‘then’, e dá um melhor resultado. Sem diferenças em expIf2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henIf</text:p>
          </table:table-cell>
          <table:table-cell office:value-type="string" calcext:value-type="string">
            <text:p>errThenIf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if’ without ‘then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Mudei a sincronização do label durante os testes. Antlr mostra uma longa lista de tokens esperados, com o ‘then’ como primeira opçã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EIf</text:p>
          </table:table-cell>
          <table:table-cell office:value-type="string" calcext:value-type="string">
            <text:p>errExpEIf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seif’ without expression (missing toke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EIf1, o parser de LpegLabel sincroniza com o ‘then’, e dá um melhor resultado. Teste similar ao de Exp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henEIf1</text:p>
          </table:table-cell>
          <table:table-cell office:value-type="string" calcext:value-type="string">
            <text:p>errThenEIf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elseif’ withtou ‘then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Mudei a sincronização do label durante os testes. Similar a Then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Do</text:p>
          </table:table-cell>
          <table:table-cell office:value-type="string" calcext:value-type="string">
            <text:p>errEndDo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do’ block without ‘end’ (missing toke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Do2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end’ not right after ‘return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não sincronizava com nada, agora sincroniza. Esse erro não ocorreria dentro de uma função, pois o ‘end’ da função iria fechar o ‘do’. Como ANTLR sincroniza, dá dois erros em endDo2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While</text:p>
          </table:table-cell>
          <table:table-cell office:value-type="string" calcext:value-type="string">
            <text:p>errExpWhile1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'while’ followed by unexpected tok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While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expression after ‘while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xpWhile2 o parser de LpegLabel sincroniza melhor (ver ExpIf e ExpEIf). Antlr parece sempre descartar o token onde ocorreu o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oWhile</text:p>
          </table:table-cell>
          <table:table-cell office:value-type="string" calcext:value-type="string">
            <text:p>errDoWhile1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while’ with ‘then’ instead of ‘do’ (same lin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oWhile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while’ without ‘do’ (different line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doWhile2 o parser de LpegLabel sincroniza melhor. Antlr tenta casar ‘do’ com os próximos dois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While</text:p>
          </table:table-cell>
          <table:table-cell office:value-type="string" calcext:value-type="string">
            <text:p>errEndWhile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while’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While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ested 'while’ statement, the outer one witht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Poderia ter diferenças se usasse um ‘return’ com algum comando e depois o ‘end’. Ver EndDo e End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ntilRep</text:p>
          </table:table-cell>
          <table:table-cell office:value-type="string" calcext:value-type="string">
            <text:p>errUntilRep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'repeat’ without ‘until’ and ‘express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tilRep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repeat’ without ‘until’, ‘while’ without 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untilRep1, como o arquivo termina quando se espera o ‘until’, o ANTLR só dá 1 erro (deve ter um teste quando o fim do arquivo é alcançado). É um teste específic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UntilRep2, creio que ANTLR faz outro teste específico relacionado ao fim do arquivo, dá só um erro e não reporta os demai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ep</text:p>
          </table:table-cell>
          <table:table-cell office:value-type="string" calcext:value-type="string">
            <text:p>errExpRep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expression after ‘until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na recuperação. A mensagem erro de de LpegLabel é bem mais clara que a de ANTLR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orRange</text:p>
          </table:table-cell>
          <table:table-cell office:value-type="string" calcext:value-type="string">
            <text:p>errForRange1</text:p>
          </table:table-cell>
          <table:table-cell table:number-columns-repeated="4"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‘for’ with invalid ran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precisa de algumas modificações (que acho que vão duplicar parte do código) para não descartar o corpo do ‘for’ quando dá erro no interval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O segundo erro reportado por ANTLR é confuso. ANTLR se recupera e reconhece o corpo do ‘for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For</text:p>
          </table:table-cell>
          <table:table-cell office:value-type="string" calcext:value-type="string">
            <text:p>errEndFor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for’ without ‘end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. Poderia ter diferenças se usasse um ‘return’ com algum comando e depois o ‘end’. Ver EndDo e EndIf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or1</text:p>
          </table:table-cell>
          <table:table-cell office:value-type="string" calcext:value-type="string">
            <text:p>errExprFor1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for without starting express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dois erros, o primeiro aponta o local do erro corretamente mas não é claro, e o segundo não deveria ser reportado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mmaFor</text:p>
          </table:table-cell>
          <table:table-cell office:value-type="string" calcext:value-type="string">
            <text:p>errCommaFor</text:p>
          </table:table-cell>
          <table:table-cell table:number-columns-repeated="2" office:value-type="string" calcext:value-type="string">
            <text:p>large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to’ instead of ‘,’ in ‘for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dois erros, o primeiro aponta o local do erro e uma lista de tokens (onde ‘,’ é o primeiro), e o segundo erro não deveria ser reportado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or2</text:p>
          </table:table-cell>
          <table:table-cell office:value-type="string" calcext:value-type="string">
            <text:p>errExprFor2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for without ending express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local do erro corretament mas não é claro. O segundo e o terceiro não deveriam ser reportado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or3</text:p>
          </table:table-cell>
          <table:table-cell office:value-type="string" calcext:value-type="string">
            <text:p>errExprFor3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for without step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local do erro corretament mas não é claro. O segundo e o terceiro não deveriam ser reportado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For</text:p>
          </table:table-cell>
          <table:table-cell office:value-type="string" calcext:value-type="string">
            <text:p>errInFo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for’ without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InFor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for’ without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errInFor1, o segundo erro reportado por LpegLabel é um pouco confuso, pois não há ‘in’. ANTLR só dá um erro, mas junta os tokens da entrada, mostra ‘'forarrdo' (ver InvalidStat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rrInFor2, o comportamento de ANTLR é similar ao de errInFor1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listFor</text:p>
          </table:table-cell>
          <table:table-cell office:value-type="string" calcext:value-type="string">
            <text:p>errEListFo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for’ without expression after ‘i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reporta três erros, o primeiro aponta o erro corretamente. O segundo e o terceiro não deveriam ser reportados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oFor</text:p>
          </table:table-cell>
          <table:table-cell office:value-type="string" calcext:value-type="string">
            <text:p>errDoFor1</text:p>
          </table:table-cell>
          <table:table-cell table:number-columns-repeated="2" office:value-type="string" calcext:value-type="string">
            <text:p>small diff</text:p>
          </table:table-cell>
          <table:table-cell table:number-columns-repeated="2" office:value-type="string" calcext:value-type="string">
            <text:p>large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eric ‘for’ with mispeleed token instead of <text:s/>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oFor2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generic ‘for’ without ‘do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a enteder o large diff, ver ForRange. A mensagem de ANTLR tem uma lista de tokens, onde ‘do’ é o primei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fLocal</text:p>
          </table:table-cell>
          <table:table-cell office:value-type="string" calcext:value-type="string">
            <text:p>errDefLocal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tout nothing af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efLocal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 a ‘;’ after, and then a stat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efLocal3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local’ with a ‘*’ af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diz que não há alternativa viável nos três casos e aponta corretamente o local do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LFunc</text:p>
          </table:table-cell>
          <table:table-cell office:value-type="string" calcext:value-type="string">
            <text:p>errNameLFunc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LFunc2</text:p>
          </table:table-cell>
          <table:table-cell table:style-name="ce4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2" office:value-type="string" calcext:value-type="string">
            <text:p>no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LFunc3</text:p>
          </table:table-cell>
          <table:table-cell table:style-name="ce4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os erros são bem similares. Em 3 ANTLR parece não sincronizar com ‘(‘, ou tenta reconhecer o resto de ‘repeat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listLAssign</text:p>
          </table:table-cell>
          <table:table-cell office:value-type="string" calcext:value-type="string">
            <text:p>errEListLAssign1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descarta o ‘?’ e tenta sincronizar com o próximo token (o ‘3’), ao passo que LpegLabel sincroniza com o fim da linha. Se não tivesse o ‘3’ ANTLR daria 2 erros. 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Sem nada após o ‘=’, dão um erro, sendo o de ANTLR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listAssign</text:p>
          </table:table-cell>
          <table:table-cell office:value-type="string" calcext:value-type="string">
            <text:p>errEListAssign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gual a ElistLAssign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uncName</text:p>
          </table:table-cell>
          <table:table-cell office:value-type="string" calcext:value-type="string">
            <text:p>errFuncName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FuncName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FuncName3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identifier after ‘function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Esperava diferença em 3 (como em NameLFunc). ANTLR mostra mensagens curta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Func1</text:p>
          </table:table-cell>
          <table:table-cell office:value-type="string" calcext:value-type="string">
            <text:p>errNameFunc1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name after ‘.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Func1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id name after ‘.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Em 2 ANTLR apresenta uma lista de tokens. ANTlR parece ter reconhecido o token ‘.1’ ao invés de ‘.’ seguido de ‘1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Func2</text:p>
          </table:table-cell>
          <table:table-cell office:value-type="string" calcext:value-type="string">
            <text:p>errNameFunc2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name after ‘: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Func22</text:p>
          </table:table-cell>
          <table:table-cell table:number-columns-repeated="4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 valid name after ‘:’ in function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m diferenças significativas. ANTLR mostra mensagens curta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parenPList</text:p>
          </table:table-cell>
          <table:table-cell office:value-type="string" calcext:value-type="string">
            <text:p>errOParenPLis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ssing ‘(‘ and ‘)’ in function dec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ParenPList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traneous token before ‘(‘ in func de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LpegLabel descarta a linha onde esperava o ‘(‘ e dá o erro do ‘)’ na outra linha, enquanto ANTLR mostra uma lista onde ‘(‘ é o último token, e depois dá outro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2, apresentam um errro similar. A mensagem de erro de LpegLabel é mais precisa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parenPList</text:p>
          </table:table-cell>
          <table:table-cell office:value-type="string" calcext:value-type="string">
            <text:p>errCParenPList1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)’ in function dec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PList2</text:p>
          </table:table-cell>
          <table:table-cell table:number-columns-repeated="4" office:value-type="string" calcext:value-type="string">
            <text:p>small di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raneous token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PList3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d name after ‘...’ and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mensagem parecida, ANTLR mostra uma lista com 2 tokens possíveis. Em 2, ANTLR dá um segundo erro em “baz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dFunc</text:p>
          </table:table-cell>
          <table:table-cell office:value-type="string" calcext:value-type="string">
            <text:p>errEndFunc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end’ to close 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ndFunc2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issing ‘end’ to close 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s testes 1 e 2 são muito similares (acho que só 1 era suficiente). ANTLR apresenta uma mensagem de erro curta, similar à de LpegLabel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arList</text:p>
          </table:table-cell>
          <table:table-cell office:value-type="string" calcext:value-type="string">
            <text:p>errPar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parameter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 mensagem de ANTLR é curta, porém não é muito precisa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errLabel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valid label name after ‘::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sincroniza com “::” e fim de linha. O parser de ANTLR parece não sincronizar com “::”, por isso apresenta 2 erro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loseLabel</text:p>
          </table:table-cell>
          <table:table-cell office:value-type="string" calcext:value-type="string">
            <text:p>errCloseLabel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“::” after label 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mensagem de erro curta, similar à de LpegLabel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errGoto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name after ‘goto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Goto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valid name after ‘goto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dá um segundo erro ao ver “=” e apresenta uma longa lista de tokens, onde o primeiro é &lt;EOF&gt;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etList</text:p>
          </table:table-cell>
          <table:table-cell office:value-type="string" calcext:value-type="string">
            <text:p>errRet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'return’ outside function. No valu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RetList2</text:p>
          </table:table-cell>
          <table:table-cell table:number-columns-repeated="2" office:value-type="string" calcext:value-type="string">
            <text:p>no diff</text:p>
          </table:table-cell>
          <table:table-cell table:number-columns-repeated="2" office:value-type="string" calcext:value-type="string">
            <text:p>large dif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'return’ inside function. Keyword ‘end’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apresenta uma mensagem de erro curta, porém não muito precisa: <text:s/>no viable alternative at input '&lt;EOF&gt;'. Em 2, apresenta duas longas listas de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Seria mais apropriado sincronizar esse label com a cadeia vazia? (Obteríamos neste caso só uma mensagem de erro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arList</text:p>
          </table:table-cell>
          <table:table-cell office:value-type="string" calcext:value-type="string">
            <text:p>errVar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riabl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ensagens similares, ANTLR apresenta uma lista com dois tokens. 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List</text:p>
          </table:table-cell>
          <table:table-cell office:value-type="string" calcext:value-type="string">
            <text:p>errExprList1</text:p>
          </table:table-cell>
          <table:table-cell table:number-columns-repeated="4" office:value-type="string" calcext:value-type="string">
            <text:p>no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value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NTLR apresenta uma mensagem de erro curta, porém não muito precisa: <text:s/>no viable alternative at input '&lt;EOF&gt;'. 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rExpr</text:p>
          </table:table-cell>
          <table:table-cell office:value-type="string" calcext:value-type="string">
            <text:p>errOr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r withtou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OrExpr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 with 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2, sem diferenças significativas. Em 1, ANTLR junta o texto, mostra: no viable alternative at input 'foo(aor)' (ver InvalidStat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Mesmo diagnóstico para AndExpr, RelExpr, BorExpr, BxorExpr, BandExpr, ShiftExpr, ConcatExpr, AddExpr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rrAddExpr5, ANTLR reporta 1 erro e LpegLabel 2. É um caso interessante onde LpegLabel indica primeiro o erro numa posição X e depois em Y, onde Y &lt; X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m errShiftExpr5, o FOLLOW indica apenas um erro, não 2 como nos outros casos, e a AST é diferente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ulExpr</text:p>
          </table:table-cell>
          <table:table-cell office:value-type="string" calcext:value-type="string">
            <text:p>errMul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*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2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/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4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5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//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6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7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large dif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operand after ‘%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ulExpr8</text:p>
          </table:table-cell>
          <table:table-cell table:number-columns-repeated="3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3, o parser de LpegLabel sincroniza com ‘)’, por isso só apresenta 1 erro. ANTLR mostra primeiro um erro na posição 10, e outro na 9 (longa lista de tokens)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style-name="ce1" office:value-type="string" calcext:value-type="string">
            <text:p>Esse comportamento de ANTLR também apareceria nos exemplos anteriores (AddExpr, etc) se os testes fossem reescritos no estilo de errMulExpr1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UnaryExpr</text:p>
          </table:table-cell>
          <table:table-cell office:value-type="string" calcext:value-type="string">
            <text:p>errUnaryExpr1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2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3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UnaryExpr4</text:p>
          </table:table-cell>
          <table:table-cell table:number-columns-repeated="3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, 3 e 4 ANTLR dá uma longa lista de tokens, que começa com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owExpr</text:p>
          </table:table-cell>
          <table:table-cell office:value-type="string" calcext:value-type="string">
            <text:p>errPowExpr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PowExpr2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operand give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PowExpr3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token before second oper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ra errPowExpr1 e errPowExpr2, ANTLR apresenta erros bem diferentes. Em 2, o erro é similar ao de MulExpr1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Paren</text:p>
          </table:table-cell>
          <table:table-cell office:value-type="string" calcext:value-type="string">
            <text:p>errExprParen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rParen2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valid expression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 mensagem de LpegLabel é mais clara, a de ANTLR é “no viable alternative”. Em 4, há várias mensagens de token recognition erro por conta dos ‘?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parenExpr</text:p>
          </table:table-cell>
          <table:table-cell office:value-type="string" calcext:value-type="string">
            <text:p>errCParenExpr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Expr2</text:p>
          </table:table-cell>
          <table:table-cell table:number-columns-repeated="3" office:value-type="string" calcext:value-type="string">
            <text:p>large dif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 token after expression and before ‘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Expr3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Expression with two ‘(‘ and one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 e 3, do mesmo modo que em errExprParen1, a mensagem de LpegLabel é mais informativa.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Index</text:p>
          </table:table-cell>
          <table:table-cell office:value-type="string" calcext:value-type="string">
            <text:p>errNameIndex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after ‘.’ (right hand sid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Index2</text:p>
          </table:table-cell>
          <table:table-cell table:number-columns-repeated="2" office:value-type="string" calcext:value-type="string">
            <text:p>no diff</text:p>
          </table:table-cell>
          <table:table-cell office:value-type="string" calcext:value-type="string">
            <text:p>small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nvalid name after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Index3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hing after ‘.’ (left hand side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mensagens similares. Em 3 a mensagem de erro de LpegLabel é mais precisa, a mensagem de ANTLR é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Index</text:p>
          </table:table-cell>
          <table:table-cell office:value-type="string" calcext:value-type="string">
            <text:p>errExprIndex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[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ExprIndex2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valid token inside ‘[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os dois casos, ANTLR mostra uma longa lista de tokens esperados, onde o primeiro token da lista é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ketIndex</text:p>
          </table:table-cell>
          <table:table-cell office:value-type="string" calcext:value-type="string">
            <text:p>errCBracketIndex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]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ketIndex2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Invalid expression after ‘[‘ and before ‘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ketIndex3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alid expression after ‘[‘ and before ‘]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as mensagens similares. Em 2, apresenta duas longas listas de tokens (dá erro na ‘,’ e no ‘]’). Em 3, ANTLR dá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ameMeth</text:p>
          </table:table-cell>
          <table:table-cell office:value-type="string" calcext:value-type="string">
            <text:p>errNameMeth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hing after ‘: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NameMeth2</text:p>
          </table:table-cell>
          <table:table-cell table:style-name="ce4" office:value-type="string" calcext:value-type="string">
            <text:p>large diff</text:p>
          </table:table-cell>
          <table:table-cell office:value-type="string" calcext:value-type="string">
            <text:p>small diff</text:p>
          </table:table-cell>
          <table:table-cell office:value-type="string" calcext:value-type="string">
            <text:p>large dif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 ‘:=’ as an assignement opera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mensagens simlares. Em 2,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ethArgs</text:p>
          </table:table-cell>
          <table:table-cell office:value-type="string" calcext:value-type="string">
            <text:p>errMethArgs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after method nam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2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gument not inside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3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 ‘[]’ instead of ‘()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MethArgs4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or declaring a table, used ‘:’ instead of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2, e 3, ANTLR dá “no viable alternative”. Em 4, apresenta 2 listas de tokens em cada er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gList</text:p>
          </table:table-cell>
          <table:table-cell office:value-type="string" calcext:value-type="string">
            <text:p>errArgList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arameter after ‘,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ArgList2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..’ instead of ‘...’ as last paramet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R dá “no viable alternative” seguido por outro erro, não muito claro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parenArgs</text:p>
          </table:table-cell>
          <table:table-cell office:value-type="string" calcext:value-type="string">
            <text:p>errCParenArgs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)’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ParenArgs2</text:p>
          </table:table-cell>
          <table:table-cell table:number-columns-repeated="3" office:value-type="string" calcext:value-type="string">
            <text:p>large diff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‘,’ between argume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eTable</text:p>
          </table:table-cell>
          <table:table-cell office:value-type="string" calcext:value-type="string">
            <text:p>errCBraceTable1</text:p>
          </table:table-cell>
          <table:table-cell table:number-columns-repeated="3" office:value-type="string" calcext:value-type="string">
            <text:p>large dif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d ‘]’ instead of ‘}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Table2</text:p>
          </table:table-cell>
          <table:table-cell table:number-columns-repeated="3" office:value-type="string" calcext:value-type="string">
            <text:p>large diff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field before ‘,’ in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Table3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Missing field separtor ‘;’ in table construc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, longa lista de tokens, onde o primeiro é ‘;’. Em 2, longa lista de tokens, que começa com ‘function’. Em 3, duas longas listas de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qField</text:p>
          </table:table-cell>
          <table:table-cell office:value-type="string" calcext:value-type="string">
            <text:p>errEqField1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d ‘→’ instead of ‘=’ in a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 parser de LpegLabel sincroniza com a expressão após ‘→’, enquanto ANTLR já sincroniza com o ‘&gt;’. Na segunda mensagem de erro, ANTLR mostra longa lista de token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ield</text:p>
          </table:table-cell>
          <table:table-cell office:value-type="string" calcext:value-type="string">
            <text:p>errExprField1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expression after ‘=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xprFKey</text:p>
          </table:table-cell>
          <table:table-cell office:value-type="string" calcext:value-type="string">
            <text:p>errExprFKey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thing inside ‘[]’ in table constructo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function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ketFKey</text:p>
          </table:table-cell>
          <table:table-cell office:value-type="string" calcext:value-type="string">
            <text:p>errCBracketFKey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closing ‘]’ in table constructor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a lista de tokens, onde o primeiro é ‘.’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Hex</text:p>
          </table:table-cell>
          <table:table-cell office:value-type="string" calcext:value-type="string">
            <text:p>errDigitHex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0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Hex2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alid digits after ‘0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Deci</text:p>
          </table:table-cell>
          <table:table-cell office:value-type="string" calcext:value-type="string">
            <text:p>errDigitDeci1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pace between ‘.’ and digi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Deci2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before or after ‘.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Expo</text:p>
          </table:table-cell>
          <table:table-cell office:value-type="string" calcext:value-type="string">
            <text:p>errDigitExpo1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E’ (float literal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rrDigitExpo2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digit after ‘E’ (integer literal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Em 1 e 2, ANTLR mostra “no viable alternative”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ote</text:p>
          </table:table-cell>
          <table:table-cell office:value-type="string" calcext:value-type="string">
            <text:p>errQuote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closing “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2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losing “ in a different l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3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ssing closing ‘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Quote4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Closing ‘ in a different line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3, ANTLR apresenta um erro de token inválido no fim da primeira linha e depois “no viable alternative at input '&lt;EOF&gt;’”. Em 2 e 4, deveria dar erro mas não deu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exEsc</text:p>
          </table:table-cell>
          <table:table-cell office:value-type="string" calcext:value-type="string">
            <text:p>errHexEsc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No hexadecimal digit after ‘\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HexEsc2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One hexadecimal digit after ‘\x’ instead of tw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HexEsc3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hexadecimal digit after ‘\x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m 1 e 2, ANTLR dá ‘token recogntion error’. Em 3 dá esse erro também e mais dois depois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ObraceUEsc</text:p>
          </table:table-cell>
          <table:table-cell office:value-type="string" calcext:value-type="string">
            <text:p>errOBraceUEsc1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‘{‘ after ‘\u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igitUEsc</text:p>
          </table:table-cell>
          <table:table-cell office:value-type="string" calcext:value-type="string">
            <text:p>errDigitUEsc1</text:p>
          </table:table-cell>
          <table:table-cell table:number-columns-repeated="3"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 digi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DigitUEsc2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digi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em 1 e 2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braceUEsc</text:p>
          </table:table-cell>
          <table:table-cell office:value-type="string" calcext:value-type="string">
            <text:p>errCBraceUEsc1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code point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BraceUEsc2</text:p>
          </table:table-cell>
          <table:table-cell table:number-columns-repeated="2" office:value-type="string" calcext:value-type="string">
            <text:p>small diff</text:p>
          </table:table-cell>
          <table:table-cell office:value-type="string" calcext:value-type="string">
            <text:p>no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d space inside ‘\u{}’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em 1 e 2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scSeq</text:p>
          </table:table-cell>
          <table:table-cell office:value-type="string" calcext:value-type="string">
            <text:p>errEscSeq1</text:p>
          </table:table-cell>
          <table:table-cell table:number-columns-repeated="3" office:value-type="string" calcext:value-type="string">
            <text:p>small diff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 escape sequen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rro de ANTLR é similar ao que apresenta em errHexEsc3</text:p>
          </table:table-cell>
          <table:table-cell table:style-name="ce1" table:number-columns-repeated="15"/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loseLStr</text:p>
          </table:table-cell>
          <table:table-cell office:value-type="string" calcext:value-type="string">
            <text:p>errCloseLStr1</text:p>
          </table:table-cell>
          <table:table-cell table:number-columns-repeated="3" office:value-type="string" calcext:value-type="string">
            <text:p>large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nclosed long string (unbalaced number of ‘=’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rrCloseLStr2</text:p>
          </table:table-cell>
          <table:table-cell table:number-columns-repeated="3" office:value-type="string" calcext:value-type="string">
            <text:p>large diff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Unclosed long string (no closing ‘=]’)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NTLR apresenta uma long lista de tokens esperados nos dois casos</text:p>
          </table:table-cell>
          <table:table-cell table:style-name="ce1" table:number-columns-repeated="15"/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otal erros (parcial)</text:p>
          </table:table-cell>
          <table:table-cell table:number-columns-repeated="5"/>
          <table:table-cell table:formula="of:=SUM([.G2:.G297])" office:value-type="float" office:value="204" calcext:value-type="float">
            <text:p>204</text:p>
          </table:table-cell>
          <table:table-cell table:formula="of:=SUM([.H2:.H297])" office:value-type="float" office:value="229" calcext:value-type="float">
            <text:p>229</text:p>
          </table:table-cell>
          <table:table-cell table:formula="of:=SUM([.I2:.I297])" office:value-type="float" office:value="176" calcext:value-type="float">
            <text:p>176</text:p>
          </table:table-cell>
          <table:table-cell table:formula="of:=SUM([.J2:.J297])"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Binários iguais OrExpr</text:p>
          </table:table-cell>
          <table:table-cell table:number-columns-repeated="5"/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AndExpr 1,2, RelExpr 1..12 </text:p>
          </table:table-cell>
          <table:table-cell table:number-columns-repeated="5"/>
          <table:table-cell table:formula="of:=[.G300]+[.G301]" office:value-type="float" office:value="252" calcext:value-type="float">
            <text:p>252</text:p>
          </table:table-cell>
          <table:table-cell table:formula="of:=[.H300]+[.H301]" office:value-type="float" office:value="277" calcext:value-type="float">
            <text:p>277</text:p>
          </table:table-cell>
          <table:table-cell table:formula="of:=[.I300]+[.I301]" office:value-type="float" office:value="208" calcext:value-type="float">
            <text:p>208</text:p>
          </table:table-cell>
          <table:table-cell table:formula="of:=[.J300]+[.J301]" office:value-type="float" office:value="242" calcext:value-type="float">
            <text:p>242</text:p>
          </table:table-cell>
          <table:table-cell table:number-columns-repeated="2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BorExpr 1,2,BxorExpr 1,2, BandExpr 1,2</text:p>
          </table:table-cell>
          <table:table-cell table:style-name="ce3" table:number-columns-repeated="12"/>
          <table:table-cell table:number-columns-repeated="5"/>
        </table:table-row>
        <table:table-row table:style-name="ro1">
          <table:table-cell table:style-name="ce2" office:value-type="string" calcext:value-type="string">
            <text:p>ShiftExpr 1..5, ConcatExpr 1,2, Add 1..5</text:p>
          </table:table-cell>
          <table:table-cell table:style-name="ce2" table:number-columns-repeated="2"/>
          <table:table-cell table:style-name="ce3" table:number-columns-repeated="5"/>
          <table:table-cell table:style-name="ce3" office:value-type="string" calcext:value-type="string">
            <text:p>OrExpr</text:p>
          </table:table-cell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o diff</text:p>
          </table:table-cell>
          <table:table-cell table:style-name="ce3"/>
          <table:table-cell table:style-name="ce3" table:formula="of:=COUNTIF([.C1:.C297];&quot;no diff&quot;)" office:value-type="float" office:value="90" calcext:value-type="float">
            <text:p>90</text:p>
          </table:table-cell>
          <table:table-cell table:style-name="ce3" table:formula="of:=COUNTIF([.D1:.D297];&quot;no diff&quot;)" office:value-type="float" office:value="88" calcext:value-type="float">
            <text:p>88</text:p>
          </table:table-cell>
          <table:table-cell table:style-name="ce3" table:formula="of:=COUNTIF([.E1:.E297];&quot;no diff&quot;)" office:value-type="float" office:value="84" calcext:value-type="float">
            <text:p>84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[.E305]+[.I305]+[.J305]+[.K305]" office:value-type="float" office:value="100" calcext:value-type="float">
            <text:p>100</text:p>
          </table:table-cell>
          <table:table-cell table:style-name="ce8" table:formula="of:=[.L305]/[.L308]*100" office:value-type="float" office:value="55.5555555555556" calcext:value-type="float">
            <text:p>55,5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all diff</text:p>
          </table:table-cell>
          <table:table-cell table:style-name="ce3"/>
          <table:table-cell table:style-name="ce3" table:formula="of:=COUNTIF([.C1:.C297];&quot;small diff&quot;)" office:value-type="float" office:value="42" calcext:value-type="float">
            <text:p>42</text:p>
          </table:table-cell>
          <table:table-cell table:style-name="ce3" table:formula="of:=COUNTIF([.D1:.D297];&quot;small diff&quot;)" office:value-type="float" office:value="44" calcext:value-type="float">
            <text:p>44</text:p>
          </table:table-cell>
          <table:table-cell table:style-name="ce3" table:formula="of:=COUNTIF([.E1:.E297];&quot;small diff&quot;)" office:value-type="float" office:value="47" calcext:value-type="float">
            <text:p>47</text:p>
          </table:table-cell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table:formula="of:=[.E306]+[.I306]+[.J306]+[.K306]" office:value-type="float" office:value="63" calcext:value-type="float">
            <text:p>63</text:p>
          </table:table-cell>
          <table:table-cell table:style-name="ce8" table:formula="of:=[.L306]/[.L308]*100" office:value-type="float" office:value="35" calcext:value-type="float">
            <text:p>35,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arge diff</text:p>
          </table:table-cell>
          <table:table-cell table:style-name="ce3"/>
          <table:table-cell table:style-name="ce3" table:formula="of:=COUNTIF([.C1:.C297];&quot;large diff&quot;)" office:value-type="float" office:value="16" calcext:value-type="float">
            <text:p>16</text:p>
          </table:table-cell>
          <table:table-cell table:style-name="ce3" table:formula="of:=COUNTIF([.D1:.D297];&quot;large diff&quot;)" office:value-type="float" office:value="16" calcext:value-type="float">
            <text:p>16</text:p>
          </table:table-cell>
          <table:table-cell table:style-name="ce3" table:formula="of:=COUNTIF([.E1:.E297];&quot;large diff&quot;)" office:value-type="float" office:value="17" calcext:value-type="float">
            <text:p>17</text:p>
          </table:table-cell>
          <table:table-cell table:style-name="ce3" table:number-columns-repeated="6"/>
          <table:table-cell table:style-name="ce3" table:formula="of:=[.E307]+[.I307]+[.J307]+[.K307]" office:value-type="float" office:value="17" calcext:value-type="float">
            <text:p>17</text:p>
          </table:table-cell>
          <table:table-cell table:style-name="ce8" table:formula="of:=[.L307]/[.L308]*100" office:value-type="float" office:value="9.44444444444444" calcext:value-type="float">
            <text:p>9,4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otal =</text:p>
          </table:table-cell>
          <table:table-cell table:style-name="ce3"/>
          <table:table-cell table:style-name="ce3" table:formula="of:=[.C305]+[.C306]+[.C307]" office:value-type="float" office:value="148" calcext:value-type="float">
            <text:p>148</text:p>
          </table:table-cell>
          <table:table-cell table:style-name="ce3" table:formula="of:=[.D305]+[.D306]+[.D307]" office:value-type="float" office:value="148" calcext:value-type="float">
            <text:p>148</text:p>
          </table:table-cell>
          <table:table-cell table:style-name="ce3" table:formula="of:=[.E305]+[.E306]+[.E307]" office:value-type="float" office:value="148" calcext:value-type="float">
            <text:p>148</text:p>
          </table:table-cell>
          <table:table-cell table:style-name="ce3" table:number-columns-repeated="6"/>
          <table:table-cell table:style-name="ce3" table:formula="of:=[.L305]+[.L306]+[.L307]" office:value-type="float" office:value="180" calcext:value-type="float">
            <text:p>180</text:p>
          </table:table-cell>
          <table:table-cell table:style-name="ce3" table:formula="of:=[.M305]+[.M306]+[.M307]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3" table:number-columns-repeated="13"/>
          <table:table-cell table:number-columns-repeated="5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ntlr more error</text:p>
          </table:table-cell>
          <table:table-cell table:style-name="ce3" table:number-columns-repeated="3"/>
          <table:table-cell table:style-name="ce3" table:formula="of:=40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I310]+[.J310]" office:value-type="float" office:value="56" calcext:value-type="float">
            <text:p>56</text:p>
          </table:table-cell>
          <table:table-cell table:style-name="ce3"/>
          <table:table-cell table:style-name="ce9" table:formula="of:=[.K310]/180*100" office:value-type="float" office:value="31.1111111111111" calcext:value-type="float">
            <text:p>31,1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3" table:formula="of:=16/180" office:value-type="float" office:value="0.0888888888888889" calcext:value-type="float">
            <text:p>0,0888888889</text:p>
          </table:table-cell>
          <table:table-cell table:style-name="ce3" table:number-columns-repeated="3"/>
          <table:table-cell table:style-name="ce3" office:value-type="string" calcext:value-type="string">
            <text:p>LpegLabel Custom more</text:p>
          </table:table-cell>
          <table:table-cell table:style-name="ce3" table:number-columns-repeated="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table:formula="of:=[.I311]" office:value-type="float" office:value="14" calcext:value-type="float">
            <text:p>14</text:p>
          </table:table-cell>
          <table:table-cell table:style-name="ce3"/>
          <table:table-cell table:style-name="ce9" table:formula="of:=[.K311]/180*100" office:value-type="float" office:value="7.77777777777778" calcext:value-type="float">
            <text:p>7,8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ven</text:p>
          </table:table-cell>
          <table:table-cell table:number-columns-repeated="3"/>
          <table:table-cell table:formula="of:=94"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table:formula="of:=[.I312]+[.J312]" office:value-type="float" office:value="110" calcext:value-type="float">
            <text:p>110</text:p>
          </table:table-cell>
          <table:table-cell/>
          <table:table-cell table:style-name="ce9" table:formula="of:=[.K312]/180*100" office:value-type="float" office:value="61.1111111111111" calcext:value-type="float">
            <text:p>61,1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number-columns-repeated="3"/>
          <table:table-cell table:formula="of:=[.I310]+[.I311]+[.I312]" office:value-type="float" office:value="148" calcext:value-type="float">
            <text:p>148</text:p>
          </table:table-cell>
          <table:table-cell/>
          <table:table-cell table:formula="of:=[.K310]+[.K311]+[.K312]" office:value-type="float" office:value="180" calcext:value-type="float">
            <text:p>180</text:p>
          </table:table-cell>
          <table:table-cell/>
          <table:table-cell table:formula="of:=[.M310]+[.M311]+[.M312]" office:value-type="float" office:value="100" calcext:value-type="float">
            <text:p>100</text:p>
          </table:table-cell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PEGLabel Follow</text:p>
          </table:table-cell>
          <table:table-cell table:number-columns-repeated="3"/>
          <table:table-cell table:formula="of:=208*1.33" office:value-type="float" office:value="276.64" calcext:value-type="float">
            <text:p>276,64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8"/>
          <table:table-cell table:formula="of:=208*1.21" office:value-type="float" office:value="251.68" calcext:value-type="float">
            <text:p>251,68</text:p>
          </table:table-cell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 style:data-style-name="N2" text:time-value="08:47:28.8419453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8-06-15T15:07:25.168713825</dc:date>
    <meta:editing-duration>P2DT10H25M44S</meta:editing-duration>
    <meta:editing-cycles>79</meta:editing-cycles>
    <meta:generator>LibreOffice/5.1.6.2$Linux_X86_64 LibreOffice_project/10m0$Build-2</meta:generator>
    <meta:document-statistic meta:table-count="1" meta:cell-count="1800" meta:object-count="0"/>
  </office:meta>
</office:document-meta>
</file>